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CMU Serif1" svg:font-family="'CMU Serif'" style:font-adornments="Roma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ma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Ceu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gradient" draw:fill-gradient-name="Ceu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" fo:font-size="10pt" style:font-size-asian="10pt" style:font-size-complex="10pt"/>
    </style:style>
    <style:style style:name="P3" style:family="paragraph">
      <style:paragraph-properties fo:text-align="center"/>
      <style:text-properties fo:font-size="14pt" fo:font-weight="normal" style:font-size-asian="10pt" style:font-size-complex="10pt"/>
    </style:style>
    <style:style style:name="P4" style:family="paragraph">
      <style:paragraph-properties fo:text-align="center"/>
      <style:text-properties style:font-name="CMU Serif" fo:font-size="14pt" fo:font-weight="normal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1.5cm" svg:x="0.5cm" svg:y="1.3cm">
          <text:p text:style-name="P1"><text:span text:style-name="T1">Um dispositivo de</text:span></text:p>
          <text:p text:style-name="P1"><text:span text:style-name="T1">hardware inicia uma</text:span></text:p>
          <text:p text:style-name="P1"><text:span text:style-name="T1">interrup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0.5cm" svg:y="3.3cm">
          <text:p text:style-name="P1"><text:span text:style-name="T1">O processador termina</text:span></text:p>
          <text:p text:style-name="P1"><text:span text:style-name="T1">a execução da </text:span></text:p>
          <text:p text:style-name="P1"><text:span text:style-name="T1">instrução corr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5cm" svg:height="1.5cm" svg:x="0.5cm" svg:y="5.3cm">
          <text:p text:style-name="P1"><text:span text:style-name="T1">O processador empilha</text:span></text:p>
          <text:p text:style-name="P1"><text:span text:style-name="T1">os dados da CPU e o</text:span></text:p>
          <text:p text:style-name="P1"><text:span text:style-name="T1">PC na pilh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cm" svg:height="1.5cm" svg:x="0.5cm" svg:y="7.3cm">
          <text:p text:style-name="P1"><text:span text:style-name="T1">O processador carrega</text:span></text:p>
          <text:p text:style-name="P1"><text:span text:style-name="T1">o PC pré definido </text:span></text:p>
          <text:p text:style-name="P1"><text:span text:style-name="T1">da interrup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5cm" svg:height="1.5cm" svg:x="6cm" svg:y="2.7cm">
          <text:p text:style-name="P1"><text:span text:style-name="T1">Salvar o contexto do </text:span></text:p>
          <text:p text:style-name="P1"><text:span text:style-name="T1">processo corr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5cm" svg:height="1.5cm" svg:x="6cm" svg:y="4.7cm">
          <text:p text:style-name="P1"><text:span text:style-name="T1">Processar a</text:span></text:p>
          <text:p text:style-name="P1"><text:span text:style-name="T1">troca de contex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cm" svg:height="1.5cm" svg:x="6cm" svg:y="6.7cm">
          <text:p text:style-name="P1"><text:span text:style-name="T1">Carregar o contexto</text:span></text:p>
          <text:p text:style-name="P1"><text:span text:style-name="T1">do novo proces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5cm" svg:height="1.5cm" svg:x="0.5cm" svg:y="9.2cm">
          <text:p text:style-name="P1"><text:span text:style-name="T1">Restarurar os dados</text:span></text:p>
          <text:p text:style-name="P1"><text:span text:style-name="T1">da CPU e o PC</text:span></text:p>
          <text:p text:style-name="P1"><text:span text:style-name="T1">do novo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25cm" svg:y1="2.8cm" svg:x2="2.25cm" svg:y2="3.3cm" draw:start-shape="id1" draw:start-glue-point="2" draw:end-shape="id2" draw:end-glue-point="0" svg:d="m2250 2800v500" svg:viewBox="0 0 1 501">
          <text:p/>
        </draw:connector>
        <draw:connector draw:style-name="gr3" draw:text-style-name="P1" draw:layer="layout" svg:x1="2.25cm" svg:y1="4.8cm" svg:x2="2.25cm" svg:y2="5.3cm" draw:start-shape="id2" draw:start-glue-point="2" draw:end-shape="id3" draw:end-glue-point="0" svg:d="m2250 4800v500" svg:viewBox="0 0 1 501">
          <text:p/>
        </draw:connector>
        <draw:connector draw:style-name="gr3" draw:text-style-name="P1" draw:layer="layout" svg:x1="2.25cm" svg:y1="6.8cm" svg:x2="2.25cm" svg:y2="7.3cm" draw:start-shape="id3" draw:start-glue-point="2" draw:end-shape="id4" draw:end-glue-point="0" svg:d="m2250 6800v500" svg:viewBox="0 0 1 501">
          <text:p/>
        </draw:connector>
        <draw:connector draw:style-name="gr3" draw:text-style-name="P1" draw:layer="layout" svg:x1="4cm" svg:y1="8.05cm" svg:x2="7.75cm" svg:y2="2.7cm" draw:start-shape="id4" draw:start-glue-point="1" draw:end-shape="id5" draw:end-glue-point="0" svg:d="m4000 8050h1000v-5851h2750v501" svg:viewBox="0 0 3751 5852">
          <text:p/>
        </draw:connector>
        <draw:connector draw:style-name="gr4" draw:text-style-name="P1" draw:layer="layout" svg:x1="7.75cm" svg:y1="4.2cm" svg:x2="7.75cm" svg:y2="4.7cm" draw:start-shape="id5" draw:start-glue-point="2" draw:end-shape="id6" draw:end-glue-point="0" svg:d="m7750 4200v500" svg:viewBox="0 0 1 501">
          <text:p/>
        </draw:connector>
        <draw:connector draw:style-name="gr4" draw:text-style-name="P1" draw:layer="layout" svg:x1="7.75cm" svg:y1="6.2cm" svg:x2="7.75cm" svg:y2="6.7cm" draw:start-shape="id6" draw:start-glue-point="2" draw:end-shape="id7" draw:end-glue-point="0" svg:d="m7750 6200v500" svg:viewBox="0 0 1 501">
          <text:p/>
        </draw:connector>
        <draw:connector draw:style-name="gr3" draw:text-style-name="P1" draw:layer="layout" svg:x1="7.75cm" svg:y1="8.2cm" svg:x2="4cm" svg:y2="9.95cm" draw:start-shape="id7" draw:start-glue-point="2" draw:end-shape="id8" draw:end-glue-point="1" svg:d="m7750 8200v1750h-3750" svg:viewBox="0 0 3751 1751">
          <text:p/>
        </draw:connector>
        <draw:custom-shape draw:style-name="gr5" draw:text-style-name="P4" draw:layer="layout" svg:width="3.5cm" svg:height="1cm" svg:x="0.5cm" svg:y="0cm">
          <text:p text:style-name="P3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1cm" svg:x="6cm" svg:y="0cm">
          <text:p text:style-name="P3"><text:span text:style-name="T2">Softw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CMU Serif1" svg:font-family="'CMU Serif'" style:font-adornments="Roma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eu" draw:style="linear" draw:start-color="#729fcf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ma" draw:style="linear" draw:start-color="#ffffff" draw:end-color="#579d1c" draw:start-intensity="100%" draw:end-intensity="100%" draw:angle="0" draw:border="0%"/>
    <draw:gradient draw:name="Inf" draw:style="linear" draw:start-color="#ffffff" draw:end-color="#ff9966" draw:start-intensity="100%" draw:end-intensity="100%" draw:angle="0" draw:border="0%"/>
    <draw:gradient draw:name="ceu" draw:style="linear" draw:start-color="#0084d1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48S</meta:editing-duration>
    <meta:editing-cycles>11</meta:editing-cycles>
    <meta:generator>LibreOffice/4.1.2.3$Windows_x86 LibreOffice_project/40b2d7fde7e8d2d7bc5a449dc65df4d08a7dd38</meta:generator>
    <dc:date>2013-10-26T19:35:42.392000000</dc:date>
    <meta:document-statistic meta:object-count="17"/>
  </office:meta>
</office:document-meta>
</file>